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fc7" officeooo:paragraph-rsid="00129fc7"/>
    </style:style>
    <style:style style:name="P2" style:family="paragraph" style:parent-style-name="Standard">
      <style:text-properties fo:font-weight="normal" officeooo:rsid="00129fc7" officeooo:paragraph-rsid="00129fc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ACTERÍSTICAS Y ACCESO A LA MAQUINA VIRTUAL</text:p>
      <text:p text:style-name="P1"/>
      <text:p text:style-name="P1">CARACTERÍSTICAS:</text:p>
      <text:p text:style-name="P1"/>
      <text:p text:style-name="P1">Maquina <text:span text:style-name="T3">Numero 2</text:span></text:p>
      <text:p text:style-name="P1">Display Name : </text:p>
      <text:p text:style-name="P1">Usuario : <text:span text:style-name="T3">ubuntu</text:span></text:p>
      <text:p text:style-name="P1">Contraseña : <text:span text:style-name="T3">4XzY9uUYyw2Y</text:span></text:p>
      <text:p text:style-name="P1">IP : <text:span text:style-name="T3">5.196.29.23</text:span></text:p>
      <text:p text:style-name="P1"><text:span text:style-name="T3"/></text:p>
      <text:p text:style-name="P2"><text:span text:style-name="T2">ACCESO A LA MAQUINA VIRTUAL</text:span></text:p>
      <text:p text:style-name="P2"><text:span text:style-name="T2"/></text:p>
      <text:p text:style-name="P2"><text:span text:style-name="T2">ssh </text:span><text:a xlink:type="simple" xlink:href="mailto:ubuntu@5.196.29.23" text:style-name="Internet_20_link" text:visited-style-name="Visited_20_Internet_20_Link"><text:span text:style-name="T2">ubuntu@5.196.29.23</text:span></text:a></text:p>
      <text:p text:style-name="P2"><text:span text:style-name="T2"/></text:p>
      <text:p text:style-name="P2"><text:span text:style-name="T2">Contraseña: </text:span><text:span text:style-name="T3">4XzY9uUYyw2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08:56:45.801870748</meta:creation-date>
    <dc:date>2023-01-23T09:05:48.385610385</dc:date>
    <meta:editing-duration>PT9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32" meta:character-count="222" meta:non-whitespace-character-count="199"/>
  </office:meta>
</office:document-meta>
</file>